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pt" fo:country="BR" officeooo:rsid="0003b990" officeooo:paragraph-rsid="0003b990" style:font-size-asian="10.5pt"/>
    </style:style>
    <style:style style:name="P2" style:family="paragraph" style:parent-style-name="Standard">
      <style:paragraph-properties fo:text-align="start" style:justify-single-word="false"/>
      <style:text-properties fo:language="pt" fo:country="BR" officeooo:rsid="0003b990" officeooo:paragraph-rsid="0003b990" style:font-size-asian="10.5pt"/>
    </style:style>
    <style:style style:name="P3" style:family="paragraph" style:parent-style-name="Standard" style:list-style-name="L1">
      <style:paragraph-properties fo:text-align="start" style:justify-single-word="false"/>
      <style:text-properties fo:language="pt" fo:country="BR" officeooo:rsid="0003b990" officeooo:paragraph-rsid="0003b990" style:font-size-asian="10.5pt"/>
    </style:style>
    <style:style style:name="P4" style:family="paragraph" style:parent-style-name="Standard" style:list-style-name="L2">
      <style:paragraph-properties fo:text-align="start" style:justify-single-word="false"/>
      <style:text-properties fo:language="pt" fo:country="BR" officeooo:rsid="0003b990" officeooo:paragraph-rsid="0003b990" style:font-size-asian="10.5pt"/>
    </style:style>
    <style:style style:name="P5" style:family="paragraph" style:parent-style-name="Standard" style:list-style-name="L2">
      <style:paragraph-properties fo:text-align="start" style:justify-single-word="false"/>
      <style:text-properties style:font-name="Courier" fo:language="pt" fo:country="BR" officeooo:rsid="0003b990" officeooo:paragraph-rsid="0003b990" style:font-size-asian="10.5pt"/>
    </style:style>
    <style:style style:name="P6" style:family="paragraph" style:parent-style-name="Standard">
      <style:paragraph-properties fo:text-align="start" style:justify-single-word="false"/>
      <style:text-properties style:font-name="Courier" fo:language="pt" fo:country="BR" officeooo:rsid="0003b990" officeooo:paragraph-rsid="0003b990" style:font-size-asian="10.5pt"/>
    </style:style>
    <style:style style:name="T1" style:family="text">
      <style:text-properties officeooo:rsid="0004aecf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ício 3</text:p>
      <text:p text:style-name="P1"/>
      <text:list xml:id="list7196533262337477238" text:style-name="L1">
        <text:list-item>
          <text:p text:style-name="P3">Usando o projeto de analisador léxico escrito com o Jflex adapte as regras para reconhecer as seguintes sentenças.</text:p>
        </text:list-item>
      </text:list>
      <text:p text:style-name="P2"/>
      <text:p text:style-name="P2"/>
      <text:list xml:id="list6015489602168404379" text:style-name="L2">
        <text:list-item>
          <text:p text:style-name="P5">if ( 2+3+a) == ( valor + 3 ) then</text:p>
          <text:p text:style-name="P4"/>
        </text:list-item>
        <text:list-item>
          <text:p text:style-name="P5">for each( 0, 10, item, itens ) print item</text:p>
          <text:p text:style-name="P4"><text:s/></text:p>
        </text:list-item>
        <text:list-item>
          <text:p text:style-name="P5">while (parar) do { parar:=true }</text:p>
          <text:p text:style-name="P5"/>
        </text:list-item>
        <text:list-item>
          <text:p text:style-name="P5">for i:= 1 to 10 vetor[i]</text:p>
        </text:list-item>
      </text:list>
      <text:p text:style-name="P6"/>
      <text:p text:style-name="P6"><text:tab/><text:span text:style-name="T1">e) salario = 23.09</text:span></text:p>
      <text:p text:style-name="P6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8T15:33:32.946826000</meta:creation-date>
    <dc:date>2015-12-08T20:32:09.737276000</dc:date>
    <meta:editing-duration>PT5M21S</meta:editing-duration>
    <meta:editing-cycles>2</meta:editing-cycles>
    <meta:generator>LibreOffice/5.0.3.2$MacOSX_X86_64 LibreOffice_project/e5f16313668ac592c1bfb310f4390624e3dbfb75</meta:generator>
    <meta:document-statistic meta:table-count="0" meta:image-count="0" meta:object-count="0" meta:page-count="1" meta:paragraph-count="8" meta:word-count="60" meta:character-count="285" meta:non-whitespace-character-count="235"/>
  </office:meta>
</office:document-meta>
</file>